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4pt" style:font-size-asian="4pt" style:font-size-complex="4pt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0.159cm" svg:height="0.159cm" svg:x="0.013cm" svg:y="0.095cm">
          <text:p/>
        </draw:circle>
        <draw:frame draw:style-name="gr2" draw:layer="layout" svg:width="0.853cm" svg:height="0.963cm" svg:x="0cm" svg:y="0.464cm">
          <draw:text-box>
            <text:p/>
          </draw:text-box>
        </draw:frame>
        <draw:path draw:style-name="gr3" draw:text-style-name="P2" draw:layer="layout" svg:width="0.064cm" svg:height="0.099cm" svg:x="0.061cm" svg:y="0.125cm" svg:viewBox="0 0 65 100" svg:d="m0 13v-13h65v11c-6 6-12 16-18 27s-11 23-14 34c-3 9-4 18-5 28h-13c0-8 2-17 5-29s6-21 12-32 11-19 17-26z">
          <text:p/>
        </draw:path>
        <draw:g>
          <draw:polygon draw:style-name="gr4" draw:text-style-name="P3" draw:layer="layout" svg:width="0.043cm" svg:height="0.041cm" svg:x="0.07cm" svg:y="0.01cm" svg:viewBox="0 0 44 42" draw:points="0,42 22,0 44,42">
            <text:p/>
          </draw:polygon>
          <draw:rect draw:style-name="gr5" draw:text-style-name="P3" draw:layer="layout" svg:width="0.016cm" svg:height="0.052cm" svg:x="0.084cm" svg:y="0.043cm">
            <text:p/>
          </draw:rect>
        </draw:g>
        <draw:g>
          <draw:polygon draw:style-name="gr4" draw:text-style-name="P3" draw:layer="layout" svg:width="-0.045cm" svg:height="-0.045cm" svg:x="0.115cm" svg:y="0.344cm" svg:viewBox="0 0 -46 -46" draw:points="46,46 23,0 0,46">
            <text:p/>
          </draw:polygon>
          <draw:rect draw:style-name="gr5" draw:text-style-name="P3" draw:layer="layout" svg:width="-0.016cm" svg:height="-0.057cm" svg:x="0.1cm" svg:y="0.309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nas Nyström</meta:initial-creator>
    <meta:creation-date>2012-08-10T19:59:03.20</meta:creation-date>
    <dc:date>2012-08-23T19:21:23.28</dc:date>
    <dc:creator>Jonas Nyström</dc:creator>
    <meta:editing-duration>PT1H12M32S</meta:editing-duration>
    <meta:editing-cycles>3</meta:editing-cycles>
    <meta:generator>LibreOffice/3.3$Win32 LibreOffice_project/330m19$Build-6</meta:generator>
    <meta:document-statistic meta:object-count="9"/>
  </office:meta>
</office:document-meta>
</file>